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cretaria IES Joan Ramis i Ramis</text:p>
      <text:p text:style-name="Standard"/>
      <text:p text:style-name="Standard">CERTIFIC: Que, d'acord amb els arxius d'aquest departament, el senyor Óscar Borràs</text:p>
      <text:p text:style-name="Standard">Riutrot, amb DNI núm 42498044l, està cursant el cicle formatiu de grau mitjà de</text:p>
      <text:p text:style-name="Standard">microinfomática en el IES Joan Ramis i Ramis 24-25.</text:p>
      <text:p text:style-name="Standard"/>
      <text:p text:style-name="Standard">Maó, 8 de novembre de 202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2:08:14.160023603</meta:creation-date>
    <dc:date>2024-11-15T12:08:51.692937905</dc:date>
    <meta:editing-duration>PT38S</meta:editing-duration>
    <meta:editing-cycles>1</meta:editing-cycles>
    <meta:document-statistic meta:table-count="0" meta:image-count="0" meta:object-count="0" meta:page-count="1" meta:paragraph-count="5" meta:word-count="47" meta:character-count="271" meta:non-whitespace-character-count="229"/>
    <meta:generator>LibreOffice/24.2.6.2$Linux_X86_64 LibreOffice_project/420$Build-2</meta:generator>
  </office:meta>
</office:document-meta>
</file>